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/>
    </style:style>
    <style:style style:name="P3" style:family="paragraph" style:parent-style-name="Standard">
      <style:text-properties fo:color="#000000" style:font-name="Arial" fo:font-weight="normal" style:font-weight-asian="normal"/>
    </style:style>
    <style:style style:name="P4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style:text-properties fo:color="#000000" style:font-name="Arial" fo:font-size="10pt" fo:font-style="italic" fo:font-weight="normal" style:font-size-asian="10pt" style:font-style-asian="italic" style:font-weight-asian="normal"/>
    </style:style>
    <style:style style:name="P6" style:family="paragraph" style:parent-style-name="Standard"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paragraph-properties fo:margin-left="0in" fo:margin-right="-1.5543in" fo:text-indent="0in" style:auto-text-indent="false"/>
      <style:text-properties fo:color="#000000" style:font-name="Arial" fo:font-weight="normal" style:font-weight-asian="normal"/>
    </style:style>
    <style:style style:name="P9" style:family="paragraph" style:parent-style-name="Standard">
      <style:paragraph-properties fo:margin-left="0.25in" fo:margin-right="-0.0043in" fo:text-indent="0in" style:auto-text-indent="false"/>
      <style:text-properties fo:color="#000000" style:font-name="Arial" fo:font-weight="normal" style:font-weight-asian="normal"/>
    </style:style>
    <style:style style:name="P10" style:family="paragraph" style:parent-style-name="Standard">
      <style:paragraph-properties fo:margin-left="0.25in" fo:margin-right="-0.0043in" fo:text-align="center" style:justify-single-word="false" fo:text-indent="0in" style:auto-text-indent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margin-left="2.9535in" fo:margin-right="-0.0043in" fo:line-height="150%" fo:text-align="justify" style:justify-single-word="false" fo:text-indent="-2.9535in" style:auto-text-indent="false"/>
    </style:style>
    <style:style style:name="P12" style:family="paragraph" style:parent-style-name="Standard">
      <style:paragraph-properties fo:margin-left="2.9535in" fo:margin-right="-0.0043in" fo:line-height="150%" fo:text-align="justify" style:justify-single-word="false" fo:text-indent="-3.4374in" style:auto-text-indent="false"/>
    </style:style>
    <style:style style:name="P13" style:family="paragraph" style:parent-style-name="Standard">
      <style:paragraph-properties fo:margin-left="1.4752in" fo:margin-right="-0.0043in" fo:text-align="justify" style:justify-single-word="false" fo:text-indent="0.4917in" style:auto-text-indent="false"/>
      <style:text-properties fo:color="#000000" style:font-name="Arial"/>
    </style:style>
    <style:style style:name="P14" style:family="paragraph" style:parent-style-name="Standard">
      <style:paragraph-properties fo:margin-left="1.4752in" fo:margin-right="-0.0043in" fo:text-align="justify" style:justify-single-word="false" fo:text-indent="0.4917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5" style:family="paragraph" style:parent-style-name="Standard">
      <style:paragraph-properties fo:margin-left="2.95in" fo:margin-right="-0.0043in" fo:line-height="150%" fo:text-align="justify" style:justify-single-word="false" fo:text-indent="0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6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weight="bold" style:font-weight-asian="bold"/>
    </style:style>
    <style:style style:name="P18" style:family="paragraph" style:parent-style-name="Standard" style:list-style-name="WWNum1">
      <style:paragraph-properties fo:margin-left="0.5in" fo:margin-right="-0.0043in" fo:text-indent="-0.25in" style:auto-text-indent="false">
        <style:tab-stops/>
      </style:paragraph-properties>
      <style:text-properties fo:color="#000000" style:font-name="Arial" fo:font-weight="normal" style:font-weight-asian="normal"/>
    </style:style>
    <style:style style:name="T1" style:family="text">
      <style:text-properties fo:color="#000000" style:font-name="Arial" fo:font-size="10pt" fo:font-style="italic" fo:font-weight="normal" style:font-size-asian="10pt" style:font-style-asian="italic" style:font-weight-asian="normal"/>
    </style:style>
    <style:style style:name="T2" style:family="text">
      <style:text-properties fo:color="#000000" style:font-name="Arial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CETTAZIONE D’EREDITA’ </text:p>
      <text:p text:style-name="P2"/>
      <text:p text:style-name="P2"/>
      <text:p text:style-name="P7">{%= @illa.capitalize %} sottoscritt{%= @oa %} <text:span text:style-name="T4">{%= @persona.nome %} {%= @persona.cognome %}</text:span></text:p>
      <text:p text:style-name="P7"/>
      <text:p text:style-name="P7">nat{%= @oa%} a <text:span text:style-name="T4">{%= @persona.comune_nascita %}</text:span> il <text:span text:style-name="T4">{%= @persona.data_nascita %}</text:span></text:p>
      <text:p text:style-name="P7"/>
      <text:p text:style-name="P7">C.F. <text:span text:style-name="T4">{%= @persona.codice_fiscale %}</text:span> residente a <text:span text:style-name="T4">{%= @persona.indirizzo_residenza.comune %}</text:span></text:p>
      <text:p text:style-name="P7"/>
      <text:p text:style-name="P7">in <text:span text:style-name="T4">{%= @persona.indirizzo_residenza.to_s %}</text:span></text:p>
      <text:p text:style-name="P3"/>
      <text:list xml:id="list4232563509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90553904687424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90553982656364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90553786967649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1"/>
      <text:p text:style-name="P1"/>
      <text:p text:style-name="P10">EREDE/I</text:p>
      <text:p text:style-name="P9"/>
      <text:p text:style-name="P9">del sig./sig.ra __________________________________________________________</text:p>
      <text:p text:style-name="P3"/>
      <text:p text:style-name="P3">nato/a a ______________________________ il __________ e deceduto/a il __________</text:p>
      <text:p text:style-name="P3"/>
      <text:p text:style-name="P3">a _____________________________________ senza lasciare disposizioni testamentarie</text:p>
      <text:p text:style-name="P3"/>
      <text:p text:style-name="P1"/>
      <text:p text:style-name="P3">C.F. __________________________ residente a ________________________ ( _____ )</text:p>
      <text:p text:style-name="P3"><text:soft-page-break/></text:p>
      <text:p text:style-name="P3">in via/piazza __________________________________ n. ________ c.a.p. ___________</text:p>
      <text:p text:style-name="P3"/>
      <text:p text:style-name="P2">DICHIARANO DI AVER VERBALMENTE ACCETTATO </text:p>
      <text:p text:style-name="P2">L’EREDITA’ DEL SEGUENTE VEICOLO</text:p>
      <text:p text:style-name="P3"/>
      <text:p text:style-name="P9">targato _____________________ tipo __________________ KW ____________</text:p>
      <text:p text:style-name="P3"/>
      <text:p text:style-name="P3">telaio n._________________________________ </text:p>
      <text:p text:style-name="P3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5"><text:tab/><text:tab/><text:tab/><text:tab/><text:tab/><text:tab/></text:p>
      <text:p text:style-name="P1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1"/>
      <text:p text:style-name="P4"><text:tab/><text:tab/><text:tab/><text:tab/><text:tab/><text:tab/><text:tab/><text:tab/><text:tab/></text:p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4"/>
      <text:p text:style-name="P4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4"/>
      <text:p text:style-name="P4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13"/>
      <text:p text:style-name="P6"/>
      <text:p text:style-name="P16">_________________________________________________</text:p>
      <text:p text:style-name="P16">La firma deve essere autenticata presso qualsiasi pubblico ufficiale (dipendente comunale incaricato dal Sindaco, Notaio, Segretario Comunale e occorre apporre la marca da bollo autentic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7874in" fo:margin-right="0.7874in" style:writing-mode="lr-tb" style:layout-grid-color="#c0c0c0" style:layout-grid-lines="279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TTAZIONE D’EREDITA’ CON CONTESTUALE DICHIARAZIONE DI VENDITA</dc:title>
    <meta:generator>LibreOffice/6.0.7.3$Linux_X86_64 LibreOffice_project/00m0$Build-3</meta:generator>
    <meta:editing-duration>PT9M10S</meta:editing-duration>
    <meta:editing-cycles>4</meta:editing-cycles>
    <meta:creation-date>2015-09-29T13:55:51.614194000</meta:creation-date>
    <dc:date>2020-11-20T09:05:51.899580483</dc:date>
    <meta:document-statistic meta:table-count="0" meta:image-count="0" meta:object-count="0" meta:page-count="2" meta:paragraph-count="60" meta:word-count="462" meta:character-count="4575" meta:non-whitespace-character-count="4076"/>
  </office:meta>
</office:document-meta>
</file>